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fill="solid" draw:fill-color="#cfe7f5" draw:textarea-horizontal-align="justify" draw:textarea-vertical-align="middle" draw:auto-grow-height="fals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stroke="none" svg:stroke-color="#000000" draw:fill="none" draw:fill-color="#ffffff" draw:auto-grow-height="true" draw:auto-grow-width="false" fo:max-height="0cm" fo:min-height="4.512cm"/>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stroke="none" svg:stroke-color="#000000" draw:fill="none" draw:fill-color="#ffffff" draw:auto-grow-height="true" draw:auto-grow-width="false" fo:max-height="0cm" fo:min-height="0.95cm"/>
    </style:style>
    <style:style style:name="gr10" style:family="graphic" style:parent-style-name="standard">
      <style:graphic-properties draw:textarea-vertical-align="middle" draw:auto-grow-height="false" fo:min-height="0.75cm" fo:min-width="0.5cm" fo:wrap-option="wrap"/>
    </style:style>
    <style:style style:name="gr11" style:family="graphic" style:parent-style-name="objectwithoutfill">
      <style:graphic-properties draw:fill="none" draw:textarea-vertical-align="middle"/>
    </style:style>
    <style:style style:name="gr12" style:family="graphic" style:parent-style-name="objectwithoutfill">
      <style:graphic-properties svg:stroke-color="#cfe7f5" draw:fill="none" draw:textarea-vertical-align="middle"/>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auto-grow-height="true" draw:auto-grow-width="false" fo:max-height="0cm" fo:min-height="2.35cm"/>
    </style:style>
    <style:style style:name="gr15" style:family="graphic" style:parent-style-name="standard">
      <style:graphic-properties draw:stroke="none" svg:stroke-color="#000000" draw:fill="none" draw:fill-color="#ffffff" draw:textarea-horizontal-align="left" draw:auto-grow-height="true" draw:auto-grow-width="false" fo:min-height="1.15cm" fo:min-width="16.089cm"/>
    </style:style>
    <style:style style:name="gr16" style:family="graphic" style:parent-style-name="standard">
      <style:graphic-properties draw:stroke="none" svg:stroke-color="#000000" draw:fill="none" draw:fill-color="#ffffff" draw:auto-grow-height="true" draw:auto-grow-width="false" fo:max-height="0cm" fo:min-height="5.15cm"/>
    </style:style>
    <style:style style:name="gr17" style:family="graphic" style:parent-style-name="standard">
      <style:graphic-properties draw:auto-grow-height="false" fo:min-height="0.749cm" fo:min-width="0.499cm" fo:wrap-option="no-wrap"/>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horizontal-align="justify" draw:textarea-vertical-align="middle" draw:auto-grow-height="false" fo:min-height="0cm" fo:min-width="0cm" fo:wrap-option="no-wrap"/>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outline1">
      <style:graphic-properties fo:min-height="11.929cm"/>
    </style:style>
    <style:style style:name="P1" style:family="paragraph">
      <style:text-properties fo:font-size="44pt" style:font-size-asian="44pt" style:font-size-complex="44pt"/>
    </style:style>
    <style:style style:name="P2" style:family="paragraph">
      <style:text-properties style:text-underline-style="solid" style:text-underline-width="auto" style:text-underline-color="font-color"/>
    </style:style>
    <style:style style:name="P3" style:family="paragraph">
      <style:paragraph-properties fo:text-align="center"/>
    </style:style>
    <style:style style:name="P4" style:family="paragraph">
      <style:paragraph-properties fo:text-align="center"/>
      <style:text-properties fo:font-size="28pt" style:font-size-asian="28pt" style:font-size-complex="28pt"/>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text-properties fo:font-weight="bold" style:font-weight-asian="bold" style:font-weight-complex="bold"/>
    </style:style>
    <style:style style:name="P8" style:family="paragraph">
      <style:text-properties fo:font-size="20pt"/>
    </style:style>
    <style:style style:name="P9" style:family="paragraph">
      <style:paragraph-properties fo:text-align="center"/>
      <style:text-properties fo:font-size="32pt" style:font-size-asian="32pt" style:font-size-complex="3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44pt" style:font-size-asian="44pt" style:font-size-complex="44pt"/>
    </style:style>
    <style:style style:name="T3" style:family="text">
      <style:text-properties style:text-underline-style="solid" style:text-underline-width="auto" style:text-underline-color="font-color"/>
    </style:style>
    <style:style style:name="T4" style:family="text">
      <style:text-properties fo:font-size="28pt" style:font-size-asian="28pt" style:font-size-complex="28pt"/>
    </style:style>
    <style:style style:name="T5" style:family="text">
      <style:text-properties fo:font-size="20pt" style:font-size-asian="20pt" style:font-size-complex="20pt"/>
    </style:style>
    <style:style style:name="T6" style:family="text">
      <style:text-properties fo:font-weight="bold" style:font-weight-asian="bold" style:font-weight-complex="bold"/>
    </style:style>
    <style:style style:name="T7"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6.945cm" svg:x="1.4cm" svg:y="6.275cm" presentation:class="title" presentation:user-transformed="true">
          <draw:text-box>
            <text:p>Software Requirement Specification<text:line-break/><text:line-break/>For The App<text:line-break/>'My Water_ My Conditio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layer="layout" svg:width="25.199cm" svg:height="3.506cm" svg:x="1.4cm" svg:y="0.837cm" presentation:class="title">
          <draw:text-box>
            <text:p><text:tab/></text:p>
          </draw:text-box>
        </draw:frame>
        <draw:frame presentation:style-name="pr3" draw:text-style-name="P1" draw:layer="layout" svg:width="24.639cm" svg:height="18.8cm" svg:x="1.6cm" svg:y="1.2cm" presentation:class="outline" presentation:user-transformed="true">
          <draw:text-box>
            <text:list text:style-name="L2">
              <text:list-header>
                <text:p text:style-name="P1"><text:span text:style-name="T1">Software Requirements</text:span><text:span text:style-name="T2"> for </text:span></text:p>
                <text:p text:style-name="P1"><text:span text:style-name="T1">Maps </text:span></text:p>
                <text:p text:style-name="P1"><text:span text:style-name="T2"><text:s text:c="2"/></text:span><text:span text:style-name="T2">1. Open Street Maps -</text:span></text:p>
                <text:p text:style-name="P1"><text:span text:style-name="T2"><text:s text:c="2"/></text:span><text:span text:style-name="T2">2. Tile Mill</text:span></text:p>
                <text:p text:style-name="P1"><text:span text:style-name="T2"><text:s text:c="2"/></text:span><text:span text:style-name="T2">3. Leafletjs</text:span></text:p>
                <text:p text:style-name="P1"><text:span text:style-name="T2"/></text:p>
                <text:p text:style-name="P1"><text:span text:style-name="T1">Front End of Application</text:span><text:span text:style-name="T2"> (look of the app)</text:span></text:p>
                <text:p text:style-name="P1"><text:span text:style-name="T2"><text:s text:c="2"/></text:span><text:span text:style-name="T2">1.HTML 5</text:span></text:p>
                <text:p text:style-name="P1"><text:span text:style-name="T2"><text:s text:c="2"/></text:span><text:span text:style-name="T2">2.Bootstrap</text:span></text:p>
                <text:p text:style-name="P1"><text:span text:style-name="T2"><text:s text:c="2"/></text:span><text:span text:style-name="T2">3.Java Script</text:span></text:p>
                <text:p text:style-name="P1"><text:span text:style-name="T2"><text:s text:c="2"/></text:span><text:span text:style-name="T2">4.CSS</text:span></text:p>
                <text:p text:style-name="P1"><text:span text:style-name="T2"/></text:p>
                <text:p text:style-name="P1"><text:span text:style-name="T2"><text:s/></text:span><text:span text:style-name="T1">Back End Data Processing</text:span><text:span text:style-name="T2"> (for proper search and correct data being displayed) <text:s/></text:span></text:p>
                <text:p text:style-name="P1"><text:span text:style-name="T2"><text:s/></text:span><text:span text:style-name="T2">1. PhpMyAdmin</text:span></text:p>
                <text:p text:style-name="P1"><text:span text:style-name="T2"><text:s/></text:span><text:span text:style-name="T2">2. Sql </text:span></text:p>
                <text:p text:style-name="P1"><text:span text:style-name="T2"><text:s/></text:span><text:span text:style-name="T2"><text:tab/></text:span></text:p>
                <text:p text:style-name="P1"><text:span text:style-name="T2"/></text:p>
              </text:list-header>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text-style-name="P2" draw:layer="layout" svg:width="25.199cm" svg:height="3.506cm" svg:x="1.4cm" svg:y="-0.306cm" presentation:class="title" presentation:user-transformed="true">
          <draw:text-box>
            <text:p text:style-name="P2"><text:span text:style-name="T3">Work Flow</text:span></text:p>
          </draw:text-box>
        </draw:frame>
        <draw:custom-shape draw:style-name="gr2" draw:text-style-name="P3" xml:id="id2" draw:id="id2" draw:layer="layout" svg:width="6.4cm" svg:height="1.8cm" svg:x="10.6cm" svg:y="5.87cm">
          <text:p text:style-name="P3">Collate all Data</text:p>
          <draw:enhanced-geometry svg:viewBox="0 0 21600 21600" draw:glue-points="10800 0 0 10800 10800 21600 21600 10800" draw:type="flowchart-process" draw:enhanced-path="M 0 0 L 21600 0 21600 21600 0 21600 0 0 Z N"/>
        </draw:custom-shape>
        <draw:custom-shape draw:style-name="gr2" draw:text-style-name="P3" xml:id="id1" draw:id="id1" draw:layer="layout" svg:width="7.4cm" svg:height="1.8cm" svg:x="2cm" svg:y="2.8cm">
          <text:p text:style-name="P3">Data from data.gov.in</text:p>
          <draw:enhanced-geometry svg:viewBox="0 0 21600 21600" draw:glue-points="10800 0 0 10800 10800 21600 21600 10800" draw:type="flowchart-process" draw:enhanced-path="M 0 0 L 21600 0 21600 21600 0 21600 0 0 Z N"/>
        </draw:custom-shape>
        <draw:custom-shape draw:style-name="gr2" draw:text-style-name="P3" xml:id="id3" draw:id="id3" draw:layer="layout" svg:width="7.4cm" svg:height="1.8cm" svg:x="18.4cm" svg:y="2.8cm">
          <text:p text:style-name="P3">Find and compile data</text:p>
          <draw:enhanced-geometry svg:viewBox="0 0 21600 21600" draw:glue-points="10800 0 0 10800 10800 21600 21600 10800" draw:type="flowchart-process" draw:enhanced-path="M 0 0 L 21600 0 21600 21600 0 21600 0 0 Z N"/>
        </draw:custom-shape>
        <draw:custom-shape draw:style-name="gr2" draw:text-style-name="P3" xml:id="id4" draw:id="id4" draw:layer="layout" svg:width="12.4cm" svg:height="4cm" svg:x="0.2cm" svg:y="9.4cm">
          <text:p text:style-name="P3">Work on front look of the App</text:p>
          <text:p text:style-name="P3">HTML 5, CSS,Java Script</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5.7cm" svg:y1="4.6cm" svg:x2="13.8cm" svg:y2="5.87cm" draw:start-shape="id1" draw:start-glue-point="6" draw:end-shape="id2" draw:end-glue-point="4" svg:d="m5700 4600v636h8100v634" svg:viewBox="0 0 8101 1271">
          <text:p/>
        </draw:connector>
        <draw:connector draw:style-name="gr3" draw:text-style-name="P3" draw:layer="layout" svg:x1="22.1cm" svg:y1="4.6cm" svg:x2="13.8cm" svg:y2="5.87cm" draw:start-shape="id3" draw:start-glue-point="6" draw:end-shape="id2" draw:end-glue-point="4" svg:d="m22100 4600v636h-8300v634" svg:viewBox="0 0 8301 1271">
          <text:p/>
        </draw:connector>
        <draw:custom-shape draw:style-name="gr2" draw:text-style-name="P3" xml:id="id5" draw:id="id5" draw:layer="layout" svg:width="12.601cm" svg:height="4cm" svg:x="15.199cm" svg:y="9.4cm">
          <text:p text:style-name="P3">Create Data Base</text:p>
          <text:p text:style-name="P3">Manage data and write Sql Queries</text:p>
          <text:p text:style-name="P3">To get desired information on giving </text:p>
          <text:p text:style-name="P3">input locatio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6.4cm" svg:y1="9.4cm" svg:x2="13.8cm" svg:y2="7.67cm" draw:start-shape="id4" draw:start-glue-point="4" draw:end-shape="id2" draw:end-glue-point="6" svg:d="m6400 9400v-864h7400v-866" svg:viewBox="0 0 7401 1731">
          <text:p/>
        </draw:connector>
        <draw:connector draw:style-name="gr3" draw:text-style-name="P3" draw:layer="layout" svg:x1="13.8cm" svg:y1="7.67cm" svg:x2="21.5cm" svg:y2="9.4cm" draw:start-shape="id2" draw:start-glue-point="6" draw:end-shape="id5" draw:end-glue-point="4" svg:d="m13800 7670v866h7700v864" svg:viewBox="0 0 7701 1731">
          <text:p/>
        </draw:connector>
        <draw:custom-shape draw:style-name="gr4" draw:text-style-name="P3" xml:id="id6" draw:id="id6" draw:layer="layout" svg:width="2.8cm" svg:height="2.2cm" svg:x="12.4cm" svg:y="14.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onnector draw:style-name="gr3" draw:text-style-name="P3" draw:layer="layout" svg:x1="6.4cm" svg:y1="13.4cm" svg:x2="12.4cm" svg:y2="15.5cm" draw:start-shape="id4" draw:start-glue-point="6" draw:end-shape="id6" svg:d="m6400 13400v2100h6000" svg:viewBox="0 0 6001 2101">
          <text:p/>
        </draw:connector>
        <draw:connector draw:style-name="gr3" draw:text-style-name="P3" draw:layer="layout" svg:x1="21.5cm" svg:y1="13.4cm" svg:x2="15.2cm" svg:y2="15.5cm" draw:start-shape="id5" draw:start-glue-point="6" draw:end-shape="id6" svg:d="m21500 13400v2100h-6300" svg:viewBox="0 0 6301 2101">
          <text:p/>
        </draw:connector>
        <draw:custom-shape draw:style-name="gr2" draw:text-style-name="P3" xml:id="id7" draw:id="id7" draw:layer="layout" svg:width="7cm" svg:height="3cm" svg:x="10.3cm" svg:y="17.4cm">
          <text:p text:style-name="P3">My Water_ My Condition</text:p>
          <text:p text:style-name="P3">APP</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3" draw:text-style-name="P3" draw:layer="layout" svg:x1="13.8cm" svg:y1="17.4cm" svg:x2="13.8cm" svg:y2="16.6cm" draw:start-shape="id7" draw:start-glue-point="4" draw:end-shape="id6" draw:end-glue-point="8" svg:d="m13800 17400v-800" svg:viewBox="0 0 1 801">
          <text:p/>
        </draw:connector>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3.506cm" svg:x="1.4cm" svg:y="0.837cm" presentation:class="title">
          <draw:text-box>
            <text:p>How user will navigate through the App.</text:p>
          </draw:text-box>
        </draw:frame>
        <draw:frame presentation:style-name="pr3" draw:layer="layout" svg:width="24.639cm" svg:height="13.886cm" svg:x="1.4cm" svg:y="4.914cm" presentation:class="outline" presentation:user-transformed="true">
          <draw:text-box>
            <text:list text:style-name="L2">
              <text:list-item>
                <text:p>Enter the Location in the given field.</text:p>
                <text:p>There is also an option for detecting current location.</text:p>
              </text:list-item>
              <text:list-item>
                <text:p>The user will then be directed to a page with district specific details on cause, impact,remedies for the type of contamination.</text:p>
              </text:list-item>
              <text:list-item>
                <text:p>There is also a visualization tab ,which will display a graph that explains pattern of contamination in that region. </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3.506cm" svg:x="1.4cm" svg:y="8.3cm" presentation:class="title" presentation:user-transformed="true">
          <draw:text-box>
            <text:p><text:s/><text:span text:style-name="T3">Use Case</text:span></text:p>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0">
        <draw:custom-shape draw:style-name="gr5" draw:text-style-name="P3" draw:layer="layout" svg:width="26.6cm" svg:height="15cm" svg:x="0.8cm" svg:y="1.6cm">
          <text:p/>
          <draw:enhanced-geometry svg:viewBox="0 0 21600 21600" draw:type="rectangle" draw:enhanced-path="M 0 0 L 21600 0 21600 21600 0 21600 0 0 Z N"/>
        </draw:custom-shape>
        <draw:frame draw:style-name="gr6" draw:layer="layout" svg:width="20.2cm" svg:height="0.962cm" svg:x="3.4cm" svg:y="0.6cm">
          <draw:text-box>
            <text:p>SCREEN #1 <text:s/>: Entry screen</text:p>
          </draw:text-box>
        </draw:frame>
        <draw:frame draw:style-name="gr7" draw:layer="layout" svg:width="13cm" svg:height="4.762cm" svg:x="1.4cm" svg:y="3.438cm">
          <draw:text-box>
            <text:p>TITLE</text:p>
          </draw:text-box>
        </draw:frame>
        <draw:custom-shape draw:style-name="gr8" draw:text-style-name="P3" draw:layer="layout" svg:width="12.4cm" svg:height="3.6cm" svg:x="1.4cm" svg:y="2.6cm">
          <text:p/>
          <draw:enhanced-geometry svg:viewBox="0 0 21600 21600" draw:type="rectangle" draw:enhanced-path="M 0 0 L 21600 0 21600 21600 0 21600 0 0 Z N"/>
        </draw:custom-shape>
        <draw:custom-shape draw:style-name="gr8" draw:text-style-name="P3" draw:layer="layout" svg:width="11.8cm" svg:height="1.2cm" svg:x="14.6cm" svg:y="2.6cm">
          <text:p/>
          <draw:enhanced-geometry svg:viewBox="0 0 21600 21600" draw:type="rectangle" draw:enhanced-path="M 0 0 L 21600 0 21600 21600 0 21600 0 0 Z N"/>
        </draw:custom-shape>
        <draw:custom-shape draw:style-name="gr8" draw:text-style-name="P3" xml:id="id8" draw:id="id8" draw:layer="layout" svg:width="10.6cm" svg:height="1.4cm" svg:x="3.9cm" svg:y="12.1cm">
          <text:p/>
          <draw:enhanced-geometry svg:viewBox="0 0 21600 21600" draw:type="rectangle" draw:enhanced-path="M 0 0 L 21600 0 21600 21600 0 21600 0 0 Z N"/>
        </draw:custom-shape>
        <draw:frame draw:style-name="gr9" draw:text-style-name="P3" draw:layer="layout" svg:width="5.5cm" svg:height="1.2cm" svg:x="18.2cm" svg:y="12.3cm">
          <draw:text-box>
            <text:p text:style-name="P3">SUBMIT</text:p>
          </draw:text-box>
        </draw:frame>
        <draw:custom-shape draw:style-name="gr8" draw:text-style-name="P3" xml:id="id12" draw:id="id12" draw:layer="layout" svg:width="5.8cm" svg:height="1.4cm" svg:x="18.2cm" svg:y="12.1cm">
          <text:p/>
          <draw:enhanced-geometry svg:viewBox="0 0 21600 21600" draw:type="rectangle" draw:enhanced-path="M 0 0 L 21600 0 21600 21600 0 21600 0 0 Z N"/>
        </draw:custom-shape>
        <draw:custom-shape draw:style-name="gr10" draw:text-style-name="P3" xml:id="id10" draw:id="id10" draw:layer="layout" svg:width="1.5cm" svg:height="1.6cm" svg:x="15cm" svg:y="1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line draw:style-name="gr11" draw:text-style-name="P3" draw:layer="layout" svg:x1="16.9cm" svg:y1="2.6cm" svg:x2="16.9cm" svg:y2="3.8cm">
          <text:p/>
        </draw:line>
        <draw:line draw:style-name="gr11" draw:text-style-name="P3" draw:layer="layout" svg:x1="19.199cm" svg:y1="2.599cm" svg:x2="19.199cm" svg:y2="3.799cm">
          <text:p/>
        </draw:line>
        <draw:line draw:style-name="gr11" draw:text-style-name="P3" draw:layer="layout" svg:x1="21.599cm" svg:y1="2.599cm" svg:x2="21.599cm" svg:y2="3.799cm">
          <text:p/>
        </draw:line>
        <draw:line draw:style-name="gr11" draw:text-style-name="P3" draw:layer="layout" svg:x1="23.899cm" svg:y1="2.599cm" svg:x2="23.899cm" svg:y2="3.799cm">
          <text:p/>
        </draw:line>
        <draw:custom-shape draw:style-name="gr2" draw:text-style-name="P4" draw:layer="layout" svg:width="1.7cm" svg:height="1.4cm" svg:x="12.8cm" svg:y="12.1cm">
          <text:p text:style-name="P3"><text:span text:style-name="T4">v</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6" draw:layer="layout" svg:width="19.8cm" svg:height="0.962cm" svg:x="3.8cm" svg:y="9.8cm">
          <draw:text-box>
            <text:p>Check the Water contamination in your Area</text:p>
          </draw:text-box>
        </draw:frame>
        <draw:custom-shape draw:style-name="gr8" draw:text-style-name="P3" draw:layer="layout" svg:width="14.2cm" svg:height="2.2cm" svg:x="3.4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layer="layout" svg:width="1.1cm" svg:height="0.962cm" svg:x="15.3cm" svg:y="2.7cm">
          <draw:text-box>
            <text:p>4</text:p>
          </draw:text-box>
        </draw:frame>
        <draw:frame draw:style-name="gr6" draw:layer="layout" svg:width="1.999cm" svg:height="0.962cm" svg:x="17.7cm" svg:y="2.7cm">
          <draw:text-box>
            <text:p>5</text:p>
          </draw:text-box>
        </draw:frame>
        <draw:frame draw:style-name="gr6" draw:layer="layout" svg:width="1.9cm" svg:height="0.962cm" svg:x="20.9cm" svg:y="15.2cm">
          <draw:text-box>
            <text:p>3</text:p>
          </draw:text-box>
        </draw:frame>
        <draw:frame draw:style-name="gr6" draw:layer="layout" svg:width="1.2cm" svg:height="0.962cm" svg:x="15.5cm" svg:y="15.2cm">
          <draw:text-box>
            <text:p>2</text:p>
          </draw:text-box>
        </draw:frame>
        <draw:frame draw:style-name="gr6" draw:layer="layout" svg:width="1.9cm" svg:height="0.962cm" svg:x="6.8cm" svg:y="15.3cm">
          <draw:text-box>
            <text:p>1</text:p>
          </draw:text-box>
        </draw:frame>
        <draw:frame draw:style-name="gr6" draw:layer="layout" svg:width="1.6cm" svg:height="0.962cm" svg:x="19.8cm" svg:y="2.7cm">
          <draw:text-box>
            <text:p>6</text:p>
          </draw:text-box>
        </draw:frame>
        <draw:frame draw:style-name="gr6" draw:layer="layout" svg:width="1.4cm" svg:height="0.962cm" svg:x="22.2cm" svg:y="2.7cm">
          <draw:text-box>
            <text:p>7</text:p>
          </draw:text-box>
        </draw:frame>
        <draw:line draw:style-name="gr12" draw:text-style-name="P3" draw:layer="layout" svg:x1="23.899cm" svg:y1="2.6cm" svg:x2="26.4cm" svg:y2="2.6cm">
          <text:p/>
        </draw:line>
        <draw:line draw:style-name="gr12" draw:text-style-name="P3" draw:layer="layout" svg:x1="23.899cm" svg:y1="3.799cm" svg:x2="26.4cm" svg:y2="3.799cm">
          <text:p/>
        </draw:line>
        <draw:line draw:style-name="gr12" draw:text-style-name="P3" draw:layer="layout" svg:x1="26.4cm" svg:y1="2.6cm" svg:x2="26.4cm" svg:y2="4.2cm">
          <text:p/>
        </draw:line>
        <draw:custom-shape draw:style-name="gr8" draw:text-style-name="P3" draw:layer="layout" svg:width="1.1cm" svg:height="0.962cm" svg:x="15.2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13" draw:id="id13" draw:layer="layout" svg:width="1.1cm" svg:height="0.962cm" svg:x="20.799cm" svg:y="15.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9" draw:id="id9" draw:layer="layout" svg:width="1.1cm" svg:height="0.962cm" svg:x="6.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xml:id="id11" draw:id="id11" draw:layer="layout" svg:width="1.1cm" svg:height="0.962cm" svg:x="15.399cm" svg:y="15.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1cm" svg:height="0.962cm" svg:x="22.099cm" svg:y="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1cm" svg:height="0.962cm" svg:x="19.699cm" svg:y="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1cm" svg:height="0.962cm" svg:x="17.499cm" svg:y="2.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3" draw:layer="layout" svg:width="2.849cm" svg:height="0.8cm" svg:x="17.151cm" svg:y="8cm">
          <text:p text:style-name="P3">Screen 2</text:p>
          <draw:enhanced-geometry svg:viewBox="0 0 21600 21600" draw:mirror-horizontal="false" draw:type="line-callout-2" draw:modifiers="-11527.5789473684 -113177.528089888 -3600 4000 -1887.15789473684 14939.32584269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 draw:text-style-name="P3" draw:layer="layout" svg:width="3cm" svg:height="0.7cm" svg:x="20cm" svg:y="6.8cm">
          <text:p text:style-name="P3">Screen 3</text:p>
          <draw:enhanced-geometry svg:viewBox="0 0 21600 21600" draw:mirror-horizontal="false" draw:type="line-callout-2" draw:modifiers="-16986.3378873709 -89573.7517831669 -9305.01637648681 11934.0529931305 -1806.59780073309 17070.4707560628"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 draw:text-style-name="P3" draw:layer="layout" svg:width="3.249cm" svg:height="0.6cm" svg:x="23.351cm" svg:y="4.6cm">
          <text:p text:style-name="P3">Screen 5</text:p>
          <draw:enhanced-geometry svg:viewBox="0 0 21600 21600" draw:mirror-horizontal="false" draw:type="line-callout-2" draw:modifiers="-6978.46153846154 -32346.0898502496 -4123.13924050633 12701.1235955056 -1654.89230769231 19910.8153078203"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3" draw:text-style-name="P3" draw:layer="layout" svg:width="3.349cm" svg:height="0.8cm" svg:x="21.651cm" svg:y="5.6cm">
          <text:p text:style-name="P3">Screen 4</text:p>
          <draw:enhanced-geometry svg:viewBox="0 0 21600 21600" draw:mirror-horizontal="false" draw:type="line-callout-2" draw:modifiers="-8059.70149253731 -48512.3595505618 -3600 4000 -1611.94029850746 14939.325842696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frame draw:style-name="gr14" draw:layer="layout" svg:width="11.2cm" svg:height="3.806cm" svg:x="2.6cm" svg:y="17cm">
          <draw:text-box>
            <text:p>1 -Select your State (Automatic ) <text:s text:c="7"/>2 -Current Location </text:p>
            <text:p>3 -Search the data base</text:p>
            <text:p>4 -Water Facts</text:p>
            <text:p/>
          </draw:text-box>
        </draw:frame>
        <draw:frame draw:style-name="gr14" draw:layer="layout" svg:width="11.2cm" svg:height="2.6cm" svg:x="14.9cm" svg:y="17cm">
          <draw:text-box>
            <text:p>5 -Purification Methods</text:p>
            <text:p>6 -Map</text:p>
            <text:p>7 -Contact Us</text:p>
          </draw:text-box>
        </draw:frame>
        <draw:connector draw:style-name="gr3" draw:text-style-name="P3" draw:layer="layout" svg:x1="9.2cm" svg:y1="13.5cm" svg:x2="7.249cm" svg:y2="15.299cm" draw:start-shape="id8" draw:end-shape="id9" draw:end-glue-point="4" svg:d="m9200 13500v900h-1951v899" svg:viewBox="0 0 1952 1800">
          <text:p/>
        </draw:connector>
        <draw:connector draw:style-name="gr3" draw:text-style-name="P3" draw:layer="layout" svg:x1="15.75cm" svg:y1="13.6cm" svg:x2="15.949cm" svg:y2="15.199cm" draw:start-shape="id10" draw:start-glue-point="2" draw:end-shape="id11" draw:end-glue-point="4" svg:d="m15750 13600v800h199v799" svg:viewBox="0 0 200 1600">
          <text:p/>
        </draw:connector>
        <draw:connector draw:style-name="gr3" draw:text-style-name="P3" draw:layer="layout" svg:x1="21.1cm" svg:y1="13.5cm" svg:x2="21.349cm" svg:y2="15.199cm" draw:start-shape="id12" draw:start-glue-point="2" draw:end-shape="id13" draw:end-glue-point="4" svg:d="m21100 13500v850h249v849" svg:viewBox="0 0 250 1700">
          <text:p/>
        </draw:connector>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Screen #1</text:p>
          </draw:text-box>
        </draw:frame>
        <draw:frame presentation:style-name="pr3" draw:layer="layout" svg:width="24.639cm" svg:height="12.179cm" svg:x="1.4cm" svg:y="4.914cm" presentation:class="outline">
          <draw:text-box>
            <text:list text:style-name="L2">
              <text:list-item>
                <text:p>Location field will have automatic line completion intelligence (using Database )just like google search engine gives complete line based on what is typed.</text:p>
              </text:list-item>
              <text:list-item>
                <text:p>Current Location :Location field will be filled automatically based on IP address of user ; Geo-location</text:p>
              </text:list-item>
              <text:list-item>
                <text:p>Submit Button: Search the database for contamination details of the location filled in location field and navigate the user to the Screen #2.</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custom-shape draw:style-name="gr4" draw:text-style-name="P3" draw:layer="layout" svg:width="20.4cm" svg:height="16.2cm" svg:x="0.8cm" svg:y="2.4cm">
          <text:p/>
          <draw:enhanced-geometry svg:viewBox="0 0 21600 21600" draw:type="rectangle" draw:enhanced-path="M 0 0 L 21600 0 21600 21600 0 21600 0 0 Z N"/>
        </draw:custom-shape>
        <draw:frame draw:style-name="gr15" draw:text-style-name="P5" draw:layer="layout" svg:width="16.589cm" svg:height="1.4cm" svg:x="2.011cm" svg:y="0.6cm">
          <draw:text-box>
            <text:p><text:span text:style-name="T5">Screen #2</text:span></text:p>
          </draw:text-box>
        </draw:frame>
        <draw:frame draw:style-name="gr16" draw:layer="layout" svg:width="6cm" svg:height="5.4cm" svg:x="21.7cm" svg:y="2.4cm">
          <draw:text-box>
            <text:p>The fields location and type of contamination will be filled automatically based on search done on Screen #1</text:p>
          </draw:text-box>
        </draw:frame>
        <draw:custom-shape draw:style-name="gr8" draw:text-style-name="P3" draw:layer="layout" svg:width="6.3cm" svg:height="5.4cm" svg:x="21.5cm" svg:y="2.4cm">
          <text:p/>
          <draw:enhanced-geometry svg:viewBox="0 0 21600 21600" draw:type="rectangle" draw:enhanced-path="M 0 0 L 21600 0 21600 21600 0 21600 0 0 Z N"/>
        </draw:custom-shape>
        <draw:custom-shape draw:style-name="gr2" draw:text-style-name="P3" draw:layer="layout" svg:width="3.2cm" svg:height="1cm" svg:x="1.4cm" svg:y="3.2cm">
          <text:p text:style-name="P3">Location</text:p>
          <draw:enhanced-geometry svg:viewBox="0 0 21600 21600" draw:type="rectangle" draw:enhanced-path="M 0 0 L 21600 0 21600 21600 0 21600 0 0 Z N"/>
        </draw:custom-shape>
        <draw:custom-shape draw:style-name="gr4" draw:text-style-name="P3" draw:layer="layout" svg:width="4.101cm" svg:height="1cm" svg:x="16.299cm" svg:y="3.199cm">
          <text:p/>
          <draw:enhanced-geometry svg:viewBox="0 0 21600 21600" draw:type="rectangle" draw:enhanced-path="M 0 0 L 21600 0 21600 21600 0 21600 0 0 Z N"/>
        </draw:custom-shape>
        <draw:custom-shape draw:style-name="gr2" draw:text-style-name="P3" draw:layer="layout" svg:width="4.099cm" svg:height="1cm" svg:x="11.8cm" svg:y="3.199cm">
          <text:p text:style-name="P3">Contamination</text:p>
          <draw:enhanced-geometry svg:viewBox="0 0 21600 21600" draw:type="rectangle" draw:enhanced-path="M 0 0 L 21600 0 21600 21600 0 21600 0 0 Z N"/>
        </draw:custom-shape>
        <draw:custom-shape draw:style-name="gr4" draw:text-style-name="P3" draw:layer="layout" svg:width="5.601cm" svg:height="1cm" svg:x="4.999cm" svg:y="3.199cm">
          <text:p/>
          <draw:enhanced-geometry svg:viewBox="0 0 21600 21600" draw:type="rectangle" draw:enhanced-path="M 0 0 L 21600 0 21600 21600 0 21600 0 0 Z N"/>
        </draw:custom-shape>
        <draw:custom-shape draw:style-name="gr2" draw:text-style-name="P3" draw:layer="layout" svg:width="11.785cm" svg:height="12.101cm" draw:transform="rotate (0.00191986217719376) translate (1.2cm 5.722cm)">
          <text:p text:style-name="P3">Map View(<text:span text:style-name="T6">open street map</text:span>)</text:p>
          <text:p text:style-name="P3">Map with different colour to </text:p>
          <text:p text:style-name="P3">Indicate different <text:s/>type</text:p>
          <text:p text:style-name="P3">Of contamination in surrounding</text:p>
          <text:p text:style-name="P3">areas</text:p>
          <text:p text:style-name="P3">(<text:span text:style-name="T6">leaflet js</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2" draw:text-style-name="P6" draw:layer="layout" svg:width="7cm" svg:height="12cm" svg:x="13.6cm" svg:y="5.8cm">
          <text:p text:style-name="P6">Cause:</text:p>
          <text:p text:style-name="P6"/>
          <text:p text:style-name="P6"/>
          <text:p text:style-name="P6"/>
          <text:p text:style-name="P6">Impact:</text:p>
          <text:p text:style-name="P6"/>
          <text:p text:style-name="P6"/>
          <text:p text:style-name="P6"/>
          <text:p text:style-name="P6">Remedies:</text:p>
          <text:p text:style-name="P6"/>
          <draw:enhanced-geometry svg:viewBox="0 0 21600 21600" draw:type="rectangle" draw:enhanced-path="M 0 0 L 21600 0 21600 21600 0 21600 0 0 Z N"/>
        </draw:custom-shape>
        <draw:frame draw:style-name="gr6" draw:text-style-name="P7" draw:layer="layout" svg:width="4.4cm" svg:height="0.962cm" svg:x="5.4cm" svg:y="4.499cm">
          <draw:text-box>
            <text:p><text:span text:style-name="T6">Visualization</text:span></text:p>
          </draw:text-box>
        </draw:frame>
        <draw:custom-shape draw:style-name="gr17" draw:layer="layout" svg:width="4.4cm" svg:height="0.899cm" svg:x="5.3cm" svg:y="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7" draw:layer="layout" svg:width="6.1cm" svg:height="7.8cm" svg:x="21.7cm" svg:y="9.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8" draw:layer="layout" svg:width="5.54cm" svg:height="6.65cm" svg:x="22.1cm" svg:y="10.238cm">
          <draw:text-box>
            <text:p>The Tab</text:p>
            <text:p>Visualization will</text:p>
            <text:p>Show variation of </text:p>
            <text:p>Contamination </text:p>
            <text:p>level in this </text:p>
            <text:p>district in past</text:p>
            <text:p>4 years</text:p>
            <text:p>(we have past 4 </text:p>
            <text:p>year data)</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custom-shape draw:style-name="gr2" draw:text-style-name="P3" draw:layer="layout" svg:width="26.2cm" svg:height="14.4cm" svg:x="1cm" svg:y="2.6cm">
          <text:p text:style-name="P3"/>
          <text:p text:style-name="P3"/>
          <text:p text:style-name="P3">Interesting Water Facts</text:p>
          <text:p text:style-name="P3"/>
          <text:p text:style-name="P3">Water Cycle</text:p>
          <text:p text:style-name="P3"/>
          <text:p text:style-name="P3">Along with Source Of Information</text:p>
          <draw:enhanced-geometry svg:viewBox="0 0 21600 21600" draw:type="rectangle" draw:enhanced-path="M 0 0 L 21600 0 21600 21600 0 21600 0 0 Z N"/>
        </draw:custom-shape>
        <draw:frame draw:style-name="gr6" draw:layer="layout" svg:width="9.6cm" svg:height="0.962cm" svg:x="0.8cm" svg:y="0.8cm">
          <draw:text-box>
            <text:p>Screen #3 :Water Facts</text:p>
          </draw:text-box>
        </draw:frame>
        <draw:custom-shape draw:style-name="gr19" draw:text-style-name="P3" draw:layer="layout" svg:width="9.2cm" svg:height="6cm" svg:x="2.4cm" svg:y="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custom-shape draw:style-name="gr2" draw:text-style-name="P3" draw:layer="layout" svg:width="25.4cm" svg:height="17.6cm" svg:x="1.4cm" svg:y="2.6cm">
          <text:p text:style-name="P3">India map with different colours to show different contamination types acroos India</text:p>
          <text:p text:style-name="P3"/>
          <text:p text:style-name="P3"/>
          <text:p text:style-name="P3">Click on any region and user will be directed to Screen #2</text:p>
          <draw:enhanced-geometry svg:viewBox="0 0 21600 21600" draw:type="rectangle" draw:enhanced-path="M 0 0 L 21600 0 21600 21600 0 21600 0 0 Z N"/>
        </draw:custom-shape>
        <draw:frame draw:style-name="gr6" draw:layer="layout" svg:width="11cm" svg:height="0.962cm" svg:x="2cm" svg:y="0.8cm">
          <draw:text-box>
            <text:p>Screen #4: Map View Of India</text:p>
          </draw:text-box>
        </draw:frame>
        <presentation:notes draw:style-name="dp2">
          <draw:page-thumbnail draw:style-name="gr1" draw:layer="layout" svg:width="14.848cm" svg:height="11.136cm" svg:x="3.075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custom-shape draw:style-name="gr13" draw:text-style-name="P9" draw:layer="layout" svg:width="23cm" svg:height="14.8cm" svg:x="2cm" svg:y="2.6cm">
          <text:p text:style-name="P3"><text:span text:style-name="T7">Mentors</text:span></text:p>
          <text:p text:style-name="P3"><text:span text:style-name="T7">Senthil Raja S</text:span></text:p>
          <text:p text:style-name="P3"><text:span text:style-name="T7">Sandipan</text:span></text:p>
          <text:p text:style-name="P3"><text:span text:style-name="T7"/></text:p>
          <text:p text:style-name="P3"><text:span text:style-name="T7">Team</text:span></text:p>
          <text:p text:style-name="P3"><text:span text:style-name="T7">Angel n Demon</text:span></text:p>
          <text:p text:style-name="P3"><text:span text:style-name="T7">Siddharth Gautam</text:span></text:p>
          <text:p text:style-name="P3"><text:span text:style-name="T7">Vineeta Meht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Vineeta Mehta</meta:initial-creator>
    <meta:creation-date>2013-07-01T15:49:44</meta:creation-date>
    <dc:date>2013-07-02T16:38:40</dc:date>
    <dc:creator>Vineeta Mehta</dc:creator>
    <meta:editing-duration>PT3H58M33S</meta:editing-duration>
    <meta:editing-cycles>13</meta:editing-cycles>
    <meta:generator>LibreOffice/3.5$Linux_X86_64 LibreOffice_project/350m1$Build-2</meta:generator>
    <meta:document-statistic meta:object-count="128"/>
  </office:meta>
</office:document-meta>
</file>